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style:font-style-asian="italic" style:font-style-complex="italic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bf48e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5" style:family="paragraph" style:parent-style-name="Standard">
      <style:text-properties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1d710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2156dc" style:font-style-asian="italic" style:font-weight-asian="bold" style:font-style-complex="italic" style:font-weight-complex="bold"/>
    </style:style>
    <style:style style:name="P8" style:family="paragraph" style:parent-style-name="Title">
      <style:paragraph-properties fo:text-align="start" style:justify-single-word="false" fo:break-before="page"/>
      <style:text-properties fo:language="pl" fo:country="PL" officeooo:paragraph-rsid="001d710d"/>
    </style:style>
    <style:style style:name="P9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bf48e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text-properties fo:language="pl" fo:country="PL" officeooo:rsid="00185b53" officeooo:paragraph-rsid="00185b53"/>
    </style:style>
    <style:style style:name="P12" style:family="paragraph" style:parent-style-name="Standard">
      <style:text-properties fo:language="pl" fo:country="PL" officeooo:rsid="00185b53" officeooo:paragraph-rsid="00199bcf"/>
    </style:style>
    <style:style style:name="P13" style:family="paragraph" style:parent-style-name="Standard">
      <style:text-properties fo:language="pl" fo:country="PL" officeooo:rsid="00199bcf" officeooo:paragraph-rsid="00199bcf"/>
    </style:style>
    <style:style style:name="P14" style:family="paragraph" style:parent-style-name="Standard">
      <style:text-properties fo:language="pl" fo:country="PL" officeooo:rsid="00199bcf" officeooo:paragraph-rsid="001bf48e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199bcf" officeooo:paragraph-rsid="001bf48e"/>
    </style:style>
    <style:style style:name="P16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pl" fo:country="PL" officeooo:rsid="001d710d" officeooo:paragraph-rsid="001d710d"/>
    </style:style>
    <style:style style:name="P18" style:family="paragraph" style:parent-style-name="Text_20_body">
      <style:paragraph-properties fo:text-align="start" style:justify-single-word="false" fo:break-before="page"/>
      <style:text-properties fo:language="pl" fo:country="PL" officeooo:rsid="001d710d" officeooo:paragraph-rsid="002156dc"/>
    </style:style>
    <style:style style:name="P19" style:family="paragraph" style:parent-style-name="Text_20_body">
      <style:paragraph-properties fo:text-align="start" style:justify-single-word="false"/>
      <style:text-properties fo:language="pl" fo:country="PL" officeooo:rsid="001d710d" officeooo:paragraph-rsid="002410d9"/>
    </style:style>
    <style:style style:name="P20" style:family="paragraph" style:parent-style-name="Standard">
      <style:text-properties fo:language="pl" fo:country="PL" officeooo:rsid="001e900d" officeooo:paragraph-rsid="001e900d"/>
    </style:style>
    <style:style style:name="P21" style:family="paragraph" style:parent-style-name="Standard">
      <style:text-properties fo:language="pl" fo:country="PL" officeooo:rsid="00201754" officeooo:paragraph-rsid="00201754"/>
    </style:style>
    <style:style style:name="P22" style:family="paragraph" style:parent-style-name="Text_20_body">
      <style:text-properties fo:language="pl" fo:country="PL" officeooo:rsid="002156dc" officeooo:paragraph-rsid="002156dc"/>
    </style:style>
    <style:style style:name="P23" style:family="paragraph" style:parent-style-name="Standard">
      <style:paragraph-properties fo:text-align="center" style:justify-single-word="false"/>
      <style:text-properties fo:language="pl" fo:country="PL" officeooo:rsid="00304016" officeooo:paragraph-rsid="00304016"/>
    </style:style>
    <style:style style:name="P24" style:family="paragraph" style:parent-style-name="Text_20_body">
      <style:paragraph-properties fo:text-align="center" style:justify-single-word="false"/>
      <style:text-properties fo:language="pl" fo:country="PL" officeooo:rsid="002410d9" officeooo:paragraph-rsid="002410d9"/>
    </style:style>
    <style:style style:name="P25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style:font-size-asian="11pt" style:font-style-asian="italic" style:font-weight-asian="bold" style:font-size-complex="12pt" style:font-style-complex="italic"/>
    </style:style>
    <style:style style:name="P26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bf48e" style:font-size-asian="11pt" style:font-style-asian="italic" style:font-weight-asian="bold" style:font-size-complex="12pt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ize="20pt" fo:language="pl" fo:country="PL" fo:font-style="italic" fo:font-weight="bold" officeooo:rsid="001d710d" officeooo:paragraph-rsid="002410d9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Subtitle">
      <style:paragraph-properties fo:text-align="start" style:justify-single-word="false"/>
      <style:text-properties fo:font-size="20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bf48e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ize="16pt" fo:language="pl" fo:country="PL" fo:font-weight="bold" officeooo:rsid="00283841" officeooo:paragraph-rsid="00283841" style:font-weight-asian="bold" style:font-weight-complex="bold"/>
    </style:style>
    <style:style style:name="P35" style:family="paragraph" style:parent-style-name="Standard">
      <style:text-properties fo:font-size="16pt" fo:language="pl" fo:country="PL" fo:font-weight="bold" officeooo:rsid="00283841" officeooo:paragraph-rsid="002baa61" style:font-weight-asian="bold" style:font-weight-complex="bold"/>
    </style:style>
    <style:style style:name="P36" style:family="paragraph" style:parent-style-name="Standard">
      <style:text-properties fo:font-size="16pt" fo:language="pl" fo:country="PL" officeooo:rsid="00283841" officeooo:paragraph-rsid="00283841"/>
    </style:style>
    <style:style style:name="P37" style:family="paragraph" style:parent-style-name="Text_20_body">
      <style:paragraph-properties fo:text-align="start" style:justify-single-word="false"/>
      <style:text-properties fo:font-size="16pt" fo:language="pl" fo:country="PL" fo:font-weight="normal" officeooo:rsid="0032ca16" officeooo:paragraph-rsid="0032ca16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5a29c" officeooo:paragraph-rsid="0035a29c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80889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9040a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283841" style:font-size-asian="20pt" style:font-style-asian="italic" style:font-weight-asian="bold" style:font-size-complex="20pt" style:font-style-complex="italic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304016" style:font-size-asian="20pt" style:font-style-asian="italic" style:font-weight-asian="bold" style:font-size-complex="20pt" style:font-style-complex="italic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6ebb3"/>
    </style:style>
    <style:style style:name="P55" style:family="paragraph" style:parent-style-name="Standard" style:list-style-name="L1">
      <style:text-properties fo:language="pl" fo:country="PL" officeooo:rsid="00199bcf" officeooo:paragraph-rsid="00199bcf"/>
    </style:style>
    <style:style style:name="P56" style:family="paragraph" style:parent-style-name="Standard" style:list-style-name="L1">
      <style:text-properties fo:language="pl" fo:country="PL" officeooo:rsid="00199bcf" officeooo:paragraph-rsid="001bf48e"/>
    </style:style>
    <style:style style:name="P57" style:family="paragraph" style:parent-style-name="Standard" style:list-style-name="L4">
      <style:text-properties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language="pl" fo:country="PL" fo:font-style="normal" fo:font-weight="bold" officeooo:rsid="00199bcf" officeooo:paragraph-rsid="001bf48e" style:font-style-asian="normal" style:font-weight-asian="bold" style:font-style-complex="normal" style:font-weight-complex="bold"/>
    </style:style>
    <style:style style:name="P59" style:family="paragraph" style:parent-style-name="Standard" style:list-style-name="L6">
      <style:paragraph-properties fo:text-align="start" style:justify-single-word="false"/>
      <style:text-properties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60" style:family="paragraph" style:parent-style-name="Standard" style:list-style-name="L1">
      <style:text-properties fo:language="pl" fo:country="PL" fo:font-style="normal" officeooo:rsid="00199bcf" officeooo:paragraph-rsid="001bf48e" style:font-style-asian="normal" style:font-style-complex="normal"/>
    </style:style>
    <style:style style:name="P61" style:family="paragraph" style:parent-style-name="Standard" style:list-style-name="L5">
      <style:text-properties fo:language="pl" fo:country="PL" officeooo:rsid="001bf48e" officeooo:paragraph-rsid="001bf48e"/>
    </style:style>
    <style:style style:name="P62" style:family="paragraph" style:parent-style-name="Standard" style:list-style-name="L7">
      <style:text-properties fo:language="pl" fo:country="PL" officeooo:rsid="001d710d" officeooo:paragraph-rsid="001d710d"/>
    </style:style>
    <style:style style:name="P63" style:family="paragraph" style:parent-style-name="Standard" style:list-style-name="L8">
      <style:text-properties fo:language="pl" fo:country="PL" officeooo:rsid="001d710d" officeooo:paragraph-rsid="001d710d"/>
    </style:style>
    <style:style style:name="P64" style:family="paragraph" style:parent-style-name="Standard" style:list-style-name="L8">
      <style:text-properties fo:language="pl" fo:country="PL" officeooo:rsid="001e900d" officeooo:paragraph-rsid="001e900d"/>
    </style:style>
    <style:style style:name="P65" style:family="paragraph" style:parent-style-name="Standard" style:list-style-name="L9">
      <style:text-properties fo:language="pl" fo:country="PL" officeooo:rsid="001e900d" officeooo:paragraph-rsid="001e900d"/>
    </style:style>
    <style:style style:name="P66" style:family="paragraph" style:parent-style-name="Standard" style:list-style-name="L10">
      <style:text-properties fo:language="pl" fo:country="PL" officeooo:rsid="00201754" officeooo:paragraph-rsid="00201754"/>
    </style:style>
    <style:style style:name="P67" style:family="paragraph" style:parent-style-name="Standard" style:list-style-name="L11">
      <style:text-properties fo:language="pl" fo:country="PL" officeooo:rsid="002156dc" officeooo:paragraph-rsid="002156dc"/>
    </style:style>
    <style:style style:name="P68" style:family="paragraph" style:parent-style-name="Standard" style:list-style-name="L11">
      <style:text-properties fo:language="pl" fo:country="PL" officeooo:rsid="002156dc" officeooo:paragraph-rsid="00230203"/>
    </style:style>
    <style:style style:name="P69" style:family="paragraph" style:parent-style-name="Standard" style:list-style-name="L15">
      <style:text-properties fo:language="pl" fo:country="PL" officeooo:rsid="00304016" officeooo:paragraph-rsid="00304016"/>
    </style:style>
    <style:style style:name="P70" style:family="paragraph" style:parent-style-name="Standard" style:list-style-name="L15">
      <style:text-properties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71" style:family="paragraph" style:parent-style-name="Standard" style:list-style-name="L2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font-size="12pt"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74" style:family="paragraph" style:parent-style-name="Standard" style:list-style-name="L4">
      <style:text-properties fo:font-size="14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75" style:family="paragraph" style:parent-style-name="Standard" style:list-style-name="L11">
      <style:text-properties fo:font-size="20pt" fo:language="pl" fo:country="PL" fo:font-style="italic" fo:font-weight="bold" officeooo:rsid="002156dc" officeooo:paragraph-rsid="00230203" style:font-size-asian="20pt" style:font-style-asian="italic" style:font-weight-asian="bold" style:font-size-complex="20pt" style:font-style-complex="italic" style:font-weight-complex="bold"/>
    </style:style>
    <style:style style:name="P76" style:family="paragraph" style:parent-style-name="Standard" style:list-style-name="L13">
      <style:text-properties fo:font-size="16pt" fo:language="pl" fo:country="PL" officeooo:rsid="00283841" officeooo:paragraph-rsid="00283841"/>
    </style:style>
    <style:style style:name="P77" style:family="paragraph" style:parent-style-name="Standard" style:list-style-name="L14">
      <style:text-properties fo:font-size="16pt" fo:language="pl" fo:country="PL" fo:font-weight="bold" officeooo:rsid="00283841" officeooo:paragraph-rsid="00283841" style:font-weight-asian="bold" style:font-weight-complex="bold"/>
    </style:style>
    <style:style style:name="P78" style:family="paragraph" style:parent-style-name="Standard" style:list-style-name="L14">
      <style:text-properties fo:font-size="16pt" fo:language="pl" fo:country="PL" fo:font-weight="bold" officeooo:rsid="00283841" officeooo:paragraph-rsid="002baa61" style:font-weight-asian="bold" style:font-weight-complex="bold"/>
    </style:style>
    <style:style style:name="P79" style:family="paragraph" style:parent-style-name="Standard" style:list-style-name="L14">
      <style:text-properties fo:font-size="16pt" fo:language="pl" fo:country="PL" fo:font-weight="bold" officeooo:rsid="00283841" officeooo:paragraph-rsid="002d017c" style:font-weight-asian="bold" style:font-weight-complex="bold"/>
    </style:style>
    <style:style style:name="P80" style:family="paragraph" style:parent-style-name="Standard" style:list-style-name="L14">
      <style:text-properties fo:font-size="16pt" fo:language="pl" fo:country="PL" fo:font-weight="bold" officeooo:rsid="002baa61" officeooo:paragraph-rsid="002baa61" style:font-weight-asian="bold" style:font-weight-complex="bold"/>
    </style:style>
    <style:style style:name="P81" style:family="paragraph" style:parent-style-name="Text_20_body" style:list-style-name="L12">
      <style:text-properties fo:language="pl" fo:country="PL" officeooo:rsid="002156dc" officeooo:paragraph-rsid="002156dc"/>
    </style:style>
    <style:style style:name="P82" style:family="paragraph" style:parent-style-name="Text_20_body">
      <style:paragraph-properties fo:text-align="start" style:justify-single-word="false"/>
      <style:text-properties fo:language="pl" fo:country="PL" officeooo:rsid="003a718d" officeooo:paragraph-rsid="003a718d"/>
    </style:style>
    <style:style style:name="P83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3a718d" officeooo:paragraph-rsid="003a718d" style:font-style-asian="italic" style:font-weight-asian="bold" style:font-style-complex="italic" style:font-weight-complex="bold"/>
    </style:style>
    <style:style style:name="P84" style:family="paragraph" style:parent-style-name="Text_20_body" style:list-style-name="L16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85" style:family="paragraph" style:parent-style-name="Text_20_body" style:list-style-name="L17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86" style:family="paragraph" style:parent-style-name="Text_20_body" style:list-style-name="L18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87" style:family="paragraph" style:parent-style-name="Text_20_body" style:list-style-name="L25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88" style:family="paragraph" style:parent-style-name="Text_20_body" style:list-style-name="L19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89" style:family="paragraph" style:parent-style-name="Text_20_body" style:list-style-name="L20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6ebb3" officeooo:paragraph-rsid="0036ebb3" style:font-style-asian="normal" style:font-weight-asian="normal" style:font-style-complex="normal" style:font-weight-complex="normal"/>
    </style:style>
    <style:style style:name="P90" style:family="paragraph" style:parent-style-name="Text_20_body" style:list-style-name="L21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6ebb3" officeooo:paragraph-rsid="0036ebb3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80889" officeooo:paragraph-rsid="00380889" style:font-style-asian="normal" style:font-weight-asian="normal" style:font-style-complex="normal" style:font-weight-complex="normal"/>
    </style:style>
    <style:style style:name="P92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93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94" style:family="paragraph" style:parent-style-name="Text_20_body" style:list-style-name="L25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95" style:family="paragraph" style:parent-style-name="Text_20_body" style:list-style-name="L25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a2cfa" style:font-style-asian="normal" style:font-weight-asian="normal" style:font-style-complex="normal" style:font-weight-complex="normal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a2cfa" style:font-style-asian="normal" style:font-weight-asian="normal" style:font-style-complex="normal" style:font-weight-complex="normal"/>
    </style:style>
    <style:style style:name="P97" style:family="paragraph" style:parent-style-name="Title">
      <style:paragraph-properties fo:text-align="start" style:justify-single-word="false" fo:break-before="page"/>
      <style:text-properties fo:language="pl" fo:country="PL" officeooo:paragraph-rsid="003a718d"/>
    </style:style>
    <style:style style:name="P98" style:family="paragraph" style:parent-style-name="Title">
      <style:paragraph-properties fo:text-align="start" style:justify-single-word="false"/>
      <style:text-properties fo:language="pl" fo:country="PL" officeooo:paragraph-rsid="00185ceb"/>
    </style:style>
    <style:style style:name="P99" style:family="paragraph" style:parent-style-name="Title">
      <style:paragraph-properties fo:text-align="start" style:justify-single-word="false" fo:break-before="page"/>
      <style:text-properties style:font-name="Liberation Serif1" fo:language="pl" fo:country="PL" fo:font-style="italic" fo:font-weight="bold" officeooo:rsid="00304016" officeooo:paragraph-rsid="002763a0" style:font-style-asian="italic" style:font-weight-asian="bold" style:font-style-complex="italic" style:font-weight-complex="bold"/>
    </style:style>
    <style:style style:name="P100" style:family="paragraph">
      <loext:graphic-properties draw:fill="none" draw:fill-color="#ffffff"/>
    </style:style>
    <style:style style:name="T1" style:family="text">
      <style:text-properties officeooo:rsid="00185ce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5ceb" style:font-size-asian="20pt" style:font-size-complex="20pt"/>
    </style:style>
    <style:style style:name="T4" style:family="text">
      <style:text-properties fo:font-size="20pt" officeooo:rsid="00199bcf" style:font-size-asian="20pt" style:font-size-complex="20pt"/>
    </style:style>
    <style:style style:name="T5" style:family="text">
      <style:text-properties fo:font-size="20pt" officeooo:rsid="001d710d" style:font-size-asian="20pt" style:font-size-complex="20pt"/>
    </style:style>
    <style:style style:name="T6" style:family="text">
      <style:text-properties fo:font-size="20pt" officeooo:rsid="002156dc" style:font-size-asian="20pt" style:font-size-complex="20pt"/>
    </style:style>
    <style:style style:name="T7" style:family="text">
      <style:text-properties fo:font-size="20pt" officeooo:rsid="002763a0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officeooo:rsid="001b267a"/>
    </style:style>
    <style:style style:name="T13" style:family="text">
      <style:text-properties officeooo:rsid="001bf48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20" style:family="text">
      <style:text-properties fo:font-style="italic" officeooo:rsid="0033093e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22" style:family="text">
      <style:text-properties fo:font-size="12pt"/>
    </style:style>
    <style:style style:name="T23" style:family="text">
      <style:text-properties fo:color="#c9211e" loext:opacity="100%" fo:font-size="12pt"/>
    </style:style>
    <style:style style:name="T24" style:family="text">
      <style:text-properties fo:color="#000000" loext:opacity="100%" fo:font-size="12pt"/>
    </style:style>
    <style:style style:name="T2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26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27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28" style:family="text">
      <style:text-properties fo:language="pl" fo:country="PL"/>
    </style:style>
    <style:style style:name="T29" style:family="text">
      <style:text-properties officeooo:rsid="002baa61"/>
    </style:style>
    <style:style style:name="T30" style:family="text">
      <style:text-properties officeooo:rsid="002d017c"/>
    </style:style>
    <style:style style:name="T31" style:family="text">
      <style:text-properties officeooo:rsid="002df4bc"/>
    </style:style>
    <style:style style:name="T32" style:family="text">
      <style:text-properties officeooo:rsid="002e9a5d"/>
    </style:style>
    <style:style style:name="T33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16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37" style:family="text">
      <style:text-properties fo:font-size="16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38" style:family="text">
      <style:text-properties officeooo:rsid="00348589"/>
    </style:style>
    <style:style style:name="T39" style:family="text">
      <style:text-properties officeooo:rsid="0035a29c"/>
    </style:style>
    <style:style style:name="T40" style:family="text">
      <style:text-properties officeooo:rsid="003904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T4">Pod</text:span><text:span text:style-name="T2">stawy rachunkowości (</text:span><text:span text:style-name="T3">wykłady</text:span><text:span text:style-name="T2">) </text:span><text:span text:style-name="T3">(2023/11/11)</text:span></text:p>
      <text:p text:style-name="P50">Istota współczesnej rachunkowości, wykład 1</text:p>
      <text:p text:style-name="P12"/>
      <text:p text:style-name="P13">Rachunkowość jest zarządzaniem finansów, jest potrzebną dla rozmów z finansystami.</text:p>
      <text:p text:style-name="P13"/>
      <text:p text:style-name="P13"/>
      <text:p text:style-name="P3">Literatura: </text:p>
      <text:p text:style-name="P13"/>
      <text:list text:style-name="L1">
        <text:list-item>
          <text:p text:style-name="P55">Rachunkowość na tle rozwaiązań międzynarodowych (Difin, 2007)</text:p>
        </text:list-item>
        <text:list-item>
          <text:p text:style-name="P55">Rachunkowość. Zasady prowadzenia po przystąpieniu do UE.</text:p>
        </text:list-item>
        <text:list-item>
          <text:p text:style-name="P55">Wzorcowy wykaz kont. Komentarz do znowelizowaniej ustawy o rachunkowości</text:p>
        </text:list-item>
      </text:list>
      <text:p text:style-name="P13"/>
      <text:p text:style-name="P13"/>
      <text:p text:style-name="P13"/>
      <text:p text:style-name="P31">Pojęcie rachunkowości:</text:p>
      <text:p text:style-name="P13"/>
      <text:p text:style-name="P13">Rachunkowość to system gromadzenia I przetwarzania daych oraz prezentowania informacji ekonomiczno-finansowych.</text:p>
      <text:p text:style-name="P13"/>
      <text:p text:style-name="P13"/>
      <text:p text:style-name="P33">Współczesny podział rachunkowości:</text:p>
      <text:p text:style-name="P33"/>
      <text:list text:style-name="L2">
        <text:list-item>
          <text:p text:style-name="P71">Teoria Rachunkowości</text:p>
        </text:list-item>
        <text:list-item>
          <text:p text:style-name="P71">Polityka Rachunkowości</text:p>
        </text:list-item>
        <text:list-item>
          <text:p text:style-name="P71">Praktyka Rachunkowości </text:p>
        </text:list-item>
      </text:list>
      <text:p text:style-name="P29"/>
      <text:p text:style-name="P29">Rachunkowość stosowaną w praktyce można podzielić na:</text:p>
      <text:p text:style-name="P29"/>
      <text:list text:style-name="L3">
        <text:list-item>
          <text:p text:style-name="P72">Rachunkowość finasowa</text:p>
        </text:list-item>
        <text:list-item>
          <text:p text:style-name="P72">Rachunkowość zarządcza</text:p>
        </text:list-item>
      </text:list>
      <text:p text:style-name="P33"/>
      <text:p text:style-name="P33">Cechy rachunkowości:</text:p>
      <text:p text:style-name="P33"/>
      <text:list text:style-name="L4">
        <text:list-item>
          <text:p text:style-name="P74">Wartościowe opisywanie procesów I operacji gospodarczych</text:p>
        </text:list-item>
        <text:list-item>
          <text:p text:style-name="P57">Stosowanie metody bilansowej</text:p>
        </text:list-item>
        <text:list-item>
          <text:p text:style-name="P57">Stosowanie reguły podwójnego zapisy</text:p>
        </text:list-item>
        <text:list-item>
          <text:p text:style-name="P57">Stosowanie KONTA</text:p>
        </text:list-item>
        <text:list-item>
          <text:p text:style-name="P57">Obowiązek udokumentowania zapisów stwierdzających fakt wystąpięnia operacji gospodarczej</text:p>
        </text:list-item>
        <text:list-item>
          <text:p text:style-name="P57">Weryfikacja zapisów za pomocą inwentaryzacji.</text:p>
        </text:list-item>
        <text:list-item>
          <text:p text:style-name="P57">Zachowanie ciągłości bilansowej, dzięki stosowaniu metody “od bilansu do bilansu”</text:p>
        </text:list-item>
      </text:list>
      <text:p text:style-name="P8"><text:span text:style-name="T4">Pod</text:span><text:span text:style-name="T2">stawy rachunkowości (</text:span><text:span text:style-name="T3">wykłady</text:span><text:span text:style-name="T2">) </text:span><text:span text:style-name="T3">(2023/11/1</text:span><text:span text:style-name="T5">8</text:span><text:span text:style-name="T3">)</text:span></text:p>
      <text:p text:style-name="P6"><text:span text:style-name="T3">Z</text:span><text:span text:style-name="T2">akres Rachunkowości</text:span></text:p>
      <text:p text:style-name="P17">1. <text:span text:style-name="T16">Przyjęte zasady rachunkowości</text:span>:</text:p>
      <text:list text:style-name="L7">
        <text:list-item>
          <text:p text:style-name="P62">zakladowy plan kont</text:p>
        </text:list-item>
        <text:list-item>
          <text:p text:style-name="P62">wykaz stosowanych ksiąg rachunkowych</text:p>
        </text:list-item>
        <text:list-item>
          <text:p text:style-name="P62">dokumentacja systemu przetwarzania danych przy pomocy komputera</text:p>
        </text:list-item>
      </text:list>
      <text:p text:style-name="P17">2. <text:span text:style-name="T16">Prowadzenie ksiąg rachunkowych</text:span></text:p>
      <text:list text:style-name="L8">
        <text:list-item>
          <text:p text:style-name="P63">dziennik</text:p>
        </text:list-item>
        <text:list-item>
          <text:p text:style-name="P63">konta księgi głównej</text:p>
        </text:list-item>
        <text:list-item>
          <text:p text:style-name="P63">konta księgi pomocniczych</text:p>
        </text:list-item>
        <text:list-item>
          <text:p text:style-name="P64">wykaz składnikow aktywów I pasywów (inwentarz)</text:p>
        </text:list-item>
      </text:list>
      <text:p text:style-name="P20">3. <text:span text:style-name="T16">Inwentaryzacja</text:span>, czyli okresowe ustałanie I sprawdzanie stanów aktywów I pasywów</text:p>
      <text:p text:style-name="P20">4. <text:span text:style-name="T16">Wycena aktywów o pasyswów </text:span>oraz ustalanie wyniku finansowego</text:p>
      <text:p text:style-name="P20">5. <text:span text:style-name="T16">Sprorządzanie sprawodzań finansowych</text:span>:</text:p>
      <text:list text:style-name="L9">
        <text:list-item>
          <text:p text:style-name="P65">bilans</text:p>
        </text:list-item>
        <text:list-item>
          <text:p text:style-name="P65">rachunek zysków I strat</text:p>
        </text:list-item>
        <text:list-item>
          <text:p text:style-name="P65">informacja dadatkowa</text:p>
        </text:list-item>
        <text:list-item>
          <text:p text:style-name="P65">rachunek przepływów pieniężnych</text:p>
        </text:list-item>
      </text:list>
      <text:p text:style-name="P21">6. <text:span text:style-name="T16">Gromadzenia I przechowywanie dowodów księgowych I pozostałej dokumentacji</text:span>:</text:p>
      <text:list text:style-name="L10">
        <text:list-item>
          <text:p text:style-name="P66">dowody księgowe</text:p>
        </text:list-item>
        <text:list-item>
          <text:p text:style-name="P66">księgi rachunkowe</text:p>
        </text:list-item>
        <text:list-item>
          <text:p text:style-name="P66">dokumenty inwentaryzacyjne</text:p>
        </text:list-item>
        <text:list-item>
          <text:p text:style-name="P66">sprawozdania finansowe</text:p>
        </text:list-item>
      </text:list>
      <text:p text:style-name="P21">7. <text:span text:style-name="T16">Badanie I ogłaszenie </text:span>sprawozdań finansowych</text:p>
      <text:p text:style-name="P21"/>
      <text:p text:style-name="P7"><text:span text:style-name="T6">Zasady </text:span><text:span text:style-name="T2">Rachunkowości:</text:span></text:p>
      <text:list text:style-name="L11">
        <text:list-item>
          <text:p text:style-name="P67">wiernego obrazy</text:p>
        </text:list-item>
        <text:list-item>
          <text:p text:style-name="P67">konynuacji działalności</text:p>
        </text:list-item>
        <text:list-item>
          <text:p text:style-name="P67">ciągłości</text:p>
        </text:list-item>
        <text:list-item>
          <text:p text:style-name="P67">memoralową</text:p>
        </text:list-item>
        <text:list-item>
          <text:p text:style-name="P67">ostrożnej wyceny</text:p>
        </text:list-item>
        <text:list-item>
          <text:p text:style-name="P67">współmierności</text:p>
        </text:list-item>
        <text:list-item>
          <text:p text:style-name="P68">istotności</text:p>
        </text:list-item>
        <text:list-item>
          <text:p text:style-name="P68">wyższości treści nad formą</text:p>
        </text:list-item>
        <text:list-item>
          <text:p text:style-name="P68">peryodyzacji</text:p>
          <text:p text:style-name="P75"/>
        </text:list-item>
      </text:list>
      <text:p text:style-name="P18"><text:span text:style-name="T9">Podmiot </text:span><text:span text:style-name="T8">Rachunkowości:</text:span></text:p>
      <text:p text:style-name="P22">Podmiotami Rachunkowości są podmioty, które prowadzą rachunkowość niezależnie od tego, jakiego radzaju procesy gospodarcze w nuch występują.</text:p>
      <text:list text:style-name="L12">
        <text:list-item>
          <text:p text:style-name="P81">Spółki handlowe (osobowe/kapitalowe)</text:p>
        </text:list-item>
        <text:list-item>
          <text:p text:style-name="P81">Spółki cywilne</text:p>
        </text:list-item>
        <text:list-item>
          <text:p text:style-name="P81">Osysby fizyczne I Spółki cywilne osob fizycznych</text:p>
        </text:list-item>
        <text:list-item>
          <text:p text:style-name="P81">Jednostki organizacyjne na podstawie prawa bankowego/prawa o publicznym obrocie papierami wartościowymi I fundoszach powierhiczych, przepisów o funduszach onwestycyjnych, </text:p>
        </text:list-item>
        <text:list-item>
          <text:p text:style-name="P81">(--)</text:p>
        </text:list-item>
      </text:list>
      <text:p text:style-name="P19"><text:span text:style-name="T10">Struktura majątku jednostki</text:span><text:span text:style-name="T8">:</text:span></text:p>
      <text:p text:style-name="P24">Majątek jednostki</text:p>
      <text:p text:style-name="P24">Ujęcie rzeczowe aktywa <text:s text:c="61"/>Ujęcie rzeczowe pasywa</text:p>
      <text:p text:style-name="P24"><draw:frame text:anchor-type="paragraph" draw:z-index="0" draw:name="Text Frame 1" draw:style-name="gr1" draw:text-style-name="P100" svg:width="2.5496in" svg:height="2.726in" svg:x="0.1335in" svg:y="0.1028in"><draw:text-box><text:p>Aktywa trwałe:</text:p><text:p/><text:p>* Wartości niematerialne I prawne</text:p><text:p>* Rzeczowe aktywa trwale</text:p><text:p>* Należności długoterminowe</text:p><text:p>* Inwestycje długoterminowe</text:p><text:p>* Długoterminowe rozliczenia międzyokresowe</text:p></draw:text-box></draw:frame></text:p>
      <text:p text:style-name="P24"/>
      <text:p text:style-name="P24"/>
      <text:p text:style-name="P24"/>
      <text:p text:style-name="P24"/>
      <text:p text:style-name="P24"/>
      <text:p text:style-name="P27"/>
      <text:p text:style-name="P99"><text:span text:style-name="T3"/></text:p>
      <text:p text:style-name="P28">Operacje gospodarcze I ich udokumentowanie (25/10/2023)</text:p>
      <text:p text:style-name="P37"><text:span text:style-name="T16">Zdarzenia gospodarcze </text:span>stanowią wszystkie fakty, czynności I zjawiska dotyczące działakności gospodarczej podmiotu.</text:p>
      <text:p text:style-name="P37"><text:span text:style-name="T16">Operacje gospodarcze </text:span>to takie zdarzenia, które są wyrażone wartościowo I powodują zmiany w strukturze majątku firmy. <text:span text:style-name="T20">Operacje gospodarcze wywierają wpływ </text:span><text:span text:style-name="T21">zawsze na dwa </text:span><text:span text:style-name="T20">składniki majątkowe.</text:span></text:p>
      <text:list xml:id="list2473520501" text:style-name="L16">
        <text:list-item>
          <text:p text:style-name="P84">Bilansowe (<text:span text:style-name="T35">maja wpływ na składniki bilansu</text:span>)</text:p>
        </text:list-item>
      </text:list>
      <text:list text:style-name="L17">
        <text:list-item>
          <text:list>
            <text:list-item>
              <text:p text:style-name="P85">Aktywne</text:p>
            </text:list-item>
            <text:list-item>
              <text:p text:style-name="P85">Pasywne</text:p>
            </text:list-item>
            <text:list-item>
              <text:p text:style-name="P85">Aktywno-pasywne</text:p>
            </text:list-item>
          </text:list>
        </text:list-item>
      </text:list>
      <text:list text:continue-list="list2473520501" text:style-name="L16">
        <text:list-item>
          <text:p text:style-name="P84">Niebilansowe/<text:span text:style-name="T38">wynikowe</text:span> (<text:span text:style-name="T35">maja wpływ na efekty dzialalności firmy</text:span>)</text:p>
        </text:list-item>
      </text:list>
      <text:list text:style-name="L18">
        <text:list-item>
          <text:list>
            <text:list-item>
              <text:p text:style-name="P86">Kosztowe</text:p>
            </text:list-item>
            <text:list-item>
              <text:p text:style-name="P86">Przychodowe</text:p>
            </text:list-item>
          </text:list>
        </text:list-item>
      </text:list>
      <text:p text:style-name="P39">Operacje gospodarcze bilansowe:</text:p>
      <text:list text:style-name="L19">
        <text:list-item>
          <text:p text:style-name="P88"><text:span text:style-name="T39">A</text:span>ktywna (Jeden składnik aktywów zwiększa się, drugi zmniejsza się, a suma bilansowa pozostaje bez zmian (np. przekazano do kasy banku)</text:p>
        </text:list-item>
        <text:list-item>
          <text:p text:style-name="P88"><text:span text:style-name="T39">P</text:span>asywna (?? teorytyczny typ ??)</text:p>
        </text:list-item>
        <text:list-item>
          <text:p text:style-name="P88"><text:span text:style-name="T39">A</text:span>ktywno-pasywna zwiększająca sumę bilansową <text:span text:style-name="T39">(</text:span>obydwa składniki zwiększają się, i suma bilansowa też się zwiększa (np. zaciągnięto kredyt bankowy, który wpłynął na rachunek bankowy<text:span text:style-name="T39">)</text:span></text:p>
          <text:p text:style-name="P88">(A1 + (A2 + Q) + … + An = (P1 + Q) + P2 + … + Pn)</text:p>
        </text:list-item>
        <text:list-item>
          <text:p text:style-name="P88"><text:span text:style-name="T39">A</text:span>ktywno-pasywna zmniejszająca sumę bilansową (Operacja powoduje zminawy w jednym skladniku aktywów i w drugim skladniku pasywów<text:span text:style-name="T39">)</text:span></text:p>
        </text:list-item>
      </text:list>
      <text:p text:style-name="P38"><text:soft-page-break/></text:p>
      <text:p text:style-name="P40">Operacje gospodarcze wynikowe <text:span text:style-name="T35">mają wpływ na efekty działalności firmy.</text:span></text:p>
      <text:p text:style-name="P41">Dowód księgowy <text:span text:style-name="T35">to pisemnie stwierdzenie dokonania operacji gospodarczej sporządzone w określonej formie i w ujęciu wartościowym, podlegające ewidencji księgowej.</text:span></text:p>
      <text:p text:style-name="P53">Podział dowodów według kryterium rodzajów operacji gospodarczych </text:p>
      <text:p text:style-name="P42">Dowody operacji pieniężnych – bankowe <text:span text:style-name="T35">(bezgotówkowe):</text:span></text:p>
      <text:list text:style-name="L20">
        <text:list-item>
          <text:p text:style-name="P89">polecenie przelewu</text:p>
        </text:list-item>
        <text:list-item>
          <text:p text:style-name="P89">bankowy dowód wpłaty</text:p>
        </text:list-item>
        <text:list-item>
          <text:p text:style-name="P89">wyciąg bankowy</text:p>
        </text:list-item>
      </text:list>
      <text:p text:style-name="P54"><text:span text:style-name="T36">Dowody operacji pieniężnych – kasowe </text:span><text:span text:style-name="T37">(gotówkowe):</text:span></text:p>
      <text:list text:style-name="L21">
        <text:list-item>
          <text:p text:style-name="P90">kasa przyjmuje (KP)</text:p>
        </text:list-item>
        <text:list-item>
          <text:p text:style-name="P90">kasa wypłaca (KW)</text:p>
        </text:list-item>
        <text:list-item>
          <text:p text:style-name="P90">czeki gotówkowe</text:p>
        </text:list-item>
        <text:list-item>
          <text:p text:style-name="P90">raport kasowy (RK)</text:p>
        </text:list-item>
      </text:list>
      <text:p text:style-name="P43">Dowody materialowe (magazynowe):</text:p>
      <text:list text:style-name="L22">
        <text:list-item>
          <text:p text:style-name="P91">dowód przyjęcia z zewnątrz (Pz)</text:p>
        </text:list-item>
        <text:list-item>
          <text:p text:style-name="P91">dowód wydania na zewnątrz (Wz)</text:p>
        </text:list-item>
        <text:list-item>
          <text:p text:style-name="P91">dowód wydania wewnętrznego (Rw)</text:p>
        </text:list-item>
        <text:list-item>
          <text:p text:style-name="P91">zwrot wewnętrzny (Zw)</text:p>
        </text:list-item>
        <text:list-item>
          <text:p text:style-name="P91">przesunięcua międzymagazynowe (Mm)</text:p>
        </text:list-item>
      </text:list>
      <text:p text:style-name="P44">Dowody <text:span text:style-name="T40">zakupy/sprzedaży:</text:span></text:p>
      <text:list text:style-name="L23">
        <text:list-item>
          <text:p text:style-name="P92">Faktura VAT</text:p>
        </text:list-item>
        <text:list-item>
          <text:p text:style-name="P92">Faktura korygująca VAT</text:p>
        </text:list-item>
      </text:list>
      <text:p text:style-name="P45">Dowody placowe i rozliczeń z pracownikami:</text:p>
      <text:list text:style-name="L24">
        <text:list-item>
          <text:p text:style-name="P93">lista płac (Lp)</text:p>
        </text:list-item>
        <text:list-item>
          <text:p text:style-name="P93">rozliczenie zaliczki</text:p>
        </text:list-item>
        <text:list-item>
          <text:p text:style-name="P93">rachunek kosztów podróży słuzbowych</text:p>
        </text:list-item>
      </text:list>
      <text:p text:style-name="P46"/>
      <text:p text:style-name="P47">Dowody stanu i ruchu środków trwałych:</text:p>
      <text:list text:style-name="L25">
        <text:list-item>
          <text:p text:style-name="P94">Przyjęcie środków trwałych (OT)</text:p>
        </text:list-item>
        <text:list-item>
          <text:p text:style-name="P94">Przekazanie środków trwałych (PT)</text:p>
        </text:list-item>
        <text:list-item>
          <text:p text:style-name="P94">likwidacja środków trwałych</text:p>
          <text:p text:style-name="P87">Inne:</text:p>
        </text:list-item>
        <text:list-item>
          <text:p text:style-name="P95">Polecenie księgowania (Pk)</text:p>
        </text:list-item>
        <text:list-item>
          <text:p text:style-name="P95">nota księgowa</text:p>
        </text:list-item>
      </text:list>
      <text:p text:style-name="P96"/>
      <text:p text:style-name="P96"/>
      <text:p text:style-name="P97"><text:span text:style-name="T4">Pod</text:span><text:span text:style-name="T2">stawy rachunkowości (</text:span><text:span text:style-name="T3">wykłady</text:span><text:span text:style-name="T2">) </text:span><text:span text:style-name="T3">(2023/11/</text:span><text:span text:style-name="T5">8</text:span><text:span text:style-name="T3">)</text:span></text:p>
      <text:p text:style-name="P83"><text:span text:style-name="T3">Opracowanie </text:span><text:span text:style-name="T2">dowodów księgowych</text:span></text:p>
      <text:p text:style-name="P82"><text:span text:style-name="T2">...</text:span></text:p>
      <text:p text:style-name="P82"><text:span text:style-name="T11">Dekretacja </text:span><text:span text:style-name="T2">polega na wskazaniu na do…</text:span></text:p>
      <text:p text:style-name="P82"><text:span text:style-name="T11">Segregacja </text:span><text:span text:style-name="T2">dowodów księgowych polega na podziale dowodów księgowych na jednorodne grupy rodzajowe (np. dokumenty kasowe, bankowe materiałowe), albo według urządzeń księgowych (rejestry).</text:span></text:p>
      <text:p text:style-name="P82"><text:span text:style-name="T11">Numerowanie </text:span><text:span text:style-name="T2">dowodów księgowych polkega na nadaniu dowodóm księgowym numerów, pod którymi zostaną one zaewidencjonowane.</text:span></text:p>
      <text:p text:style-name="P8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1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1-08T11:13:05.800249115</dc:date>
    <meta:editing-duration>PT10H22M8S</meta:editing-duration>
    <meta:editing-cycles>32</meta:editing-cycles>
    <meta:generator>LibreOffice/7.5.8.1$Linux_X86_64 LibreOffice_project/50$Build-1</meta:generator>
    <meta:document-statistic meta:table-count="0" meta:image-count="0" meta:object-count="0" meta:page-count="7" meta:paragraph-count="123" meta:word-count="701" meta:character-count="5229" meta:non-whitespace-character-count="4664"/>
  </office:meta>
</office:document-meta>
</file>